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8.09pt"/>
    </style:style>
    <style:style style:name="co2" style:family="table-column">
      <style:table-column-properties fo:break-before="auto" style:column-width="171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8.1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sidence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LatLong</text:p>
          </table:table-cell>
          <table:table-cell office:value-type="string" calcext:value-type="string">
            <text:p>Comma Pos</text:p>
          </table:table-cell>
          <table:table-cell office:value-type="string" calcext:value-type="string">
            <text:p>LonLat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Albornoz, Gabe, At-Large – 9810 Summit Avenue, Kensington, MD 20895</text:p>
          </table:table-cell>
          <table:table-cell office:value-type="string" calcext:value-type="string">
            <text:p>39.017404, -77.083925</text:p>
          </table:table-cell>
          <table:table-cell table:formula="of:=FIND(&quot;,&quot;;[.B3];1)" office:value-type="float" office:value="10" calcext:value-type="float">
            <text:p>10</text:p>
          </table:table-cell>
          <table:table-cell table:style-name="ce1" table:formula="of:=RIGHT([.B3];[.C3])&amp;&quot;,&quot;&amp;LEFT([.B3];[.C3]-1)" office:value-type="string" office:string-value="-77.083925,39.017404" calcext:value-type="string">
            <text:p>-77.083925,39.017404</text:p>
          </table:table-cell>
          <table:table-cell office:value-type="string" calcext:value-type="string">
            <text:p>-77.086178,39.0171791</text:p>
          </table:table-cell>
        </table:table-row>
        <table:table-row table:style-name="ro1">
          <table:table-cell office:value-type="string" calcext:value-type="string">
            <text:p>Jawando, William, At-Large – 12900 Chathlake Ln, Silver Spring, MD 20904</text:p>
          </table:table-cell>
          <table:table-cell office:value-type="string" calcext:value-type="string">
            <text:p>39.067922, -76.997179</text:p>
          </table:table-cell>
          <table:table-cell table:formula="of:=FIND(&quot;,&quot;;[.B4];1)" office:value-type="float" office:value="10" calcext:value-type="float">
            <text:p>10</text:p>
          </table:table-cell>
          <table:table-cell table:style-name="ce1" table:formula="of:=RIGHT([.B4];[.C4])&amp;&quot;,&quot;&amp;LEFT([.B4];[.C4]-1)" office:value-type="string" office:string-value="-76.997179,39.067922" calcext:value-type="string">
            <text:p>-76.997179,39.067922</text:p>
          </table:table-cell>
          <table:table-cell office:value-type="string" calcext:value-type="string">
            <text:p>-76.9993682,39.0676717</text:p>
          </table:table-cell>
        </table:table-row>
        <table:table-row table:style-name="ro1">
          <table:table-cell office:value-type="string" calcext:value-type="string">
            <text:p>Riemer, Hans, At-Large – 7701 Takoma Ave, Takoma Park, MD 20912</text:p>
          </table:table-cell>
          <table:table-cell office:value-type="string" calcext:value-type="string">
            <text:p>38.984281, -77.019519</text:p>
          </table:table-cell>
          <table:table-cell table:formula="of:=FIND(&quot;,&quot;;[.B5];1)" office:value-type="float" office:value="10" calcext:value-type="float">
            <text:p>10</text:p>
          </table:table-cell>
          <table:table-cell table:style-name="ce1" table:formula="of:=RIGHT([.B5];[.C5])&amp;&quot;,&quot;&amp;LEFT([.B5];[.C5]-1)" office:value-type="string" office:string-value="-77.019519,38.984281" calcext:value-type="string">
            <text:p>-77.019519,38.984281</text:p>
          </table:table-cell>
          <table:table-cell office:value-type="string" calcext:value-type="string">
            <text:p>-77.0217289,38.9840061</text:p>
          </table:table-cell>
        </table:table-row>
        <table:table-row table:style-name="ro1">
          <table:table-cell office:value-type="string" calcext:value-type="string">
            <text:p>Glass, Evan, At-Large – 119 Indian Spring Drive,Silver Spring, MD 20901</text:p>
          </table:table-cell>
          <table:table-cell office:value-type="string" calcext:value-type="string">
            <text:p>39.012921, -77.012051</text:p>
          </table:table-cell>
          <table:table-cell table:formula="of:=FIND(&quot;,&quot;;[.B6];1)" office:value-type="float" office:value="10" calcext:value-type="float">
            <text:p>10</text:p>
          </table:table-cell>
          <table:table-cell table:style-name="ce1" table:formula="of:=RIGHT([.B6];[.C6])&amp;&quot;,&quot;&amp;LEFT([.B6];[.C6]-1)" office:value-type="string" office:string-value="-77.012051,39.012921" calcext:value-type="string">
            <text:p>-77.012051,39.012921</text:p>
          </table:table-cell>
          <table:table-cell office:value-type="string" calcext:value-type="string">
            <text:p>-77.0142608,39.0126544</text:p>
          </table:table-cell>
        </table:table-row>
        <table:table-row table:style-name="ro1">
          <table:table-cell office:value-type="string" calcext:value-type="string">
            <text:p>Friedson, Andrew, District (1) One – 8919 Battery Pl, Bethesda, MD 20814</text:p>
          </table:table-cell>
          <table:table-cell office:value-type="string" calcext:value-type="string">
            <text:p>38.991416, -77.102903</text:p>
          </table:table-cell>
          <table:table-cell table:formula="of:=FIND(&quot;,&quot;;[.B7];1)" office:value-type="float" office:value="10" calcext:value-type="float">
            <text:p>10</text:p>
          </table:table-cell>
          <table:table-cell table:style-name="ce1" table:formula="of:=RIGHT([.B7];[.C7])&amp;&quot;,&quot;&amp;LEFT([.B7];[.C7]-1)" office:value-type="string" office:string-value="-77.102903,38.991416" calcext:value-type="string">
            <text:p>-77.102903,38.991416</text:p>
          </table:table-cell>
          <table:table-cell office:value-type="string" calcext:value-type="string">
            <text:p>-77.1050814,38.991166</text:p>
          </table:table-cell>
        </table:table-row>
        <table:table-row table:style-name="ro1">
          <table:table-cell office:value-type="string" calcext:value-type="string">
            <text:p>Rice, Craig, District (2) Two – 13929 Coachmans Circle, Germantown, MD 20874</text:p>
          </table:table-cell>
          <table:table-cell office:value-type="string" calcext:value-type="string">
            <text:p>39.156588, -77.286555</text:p>
          </table:table-cell>
          <table:table-cell table:formula="of:=FIND(&quot;,&quot;;[.B8];1)" office:value-type="float" office:value="10" calcext:value-type="float">
            <text:p>10</text:p>
          </table:table-cell>
          <table:table-cell table:style-name="ce1" table:formula="of:=RIGHT([.B8];[.C8])&amp;&quot;,&quot;&amp;LEFT([.B8];[.C8]-1)" office:value-type="string" office:string-value="-77.286555,39.156588" calcext:value-type="string">
            <text:p>-77.286555,39.156588</text:p>
          </table:table-cell>
          <table:table-cell office:value-type="string" calcext:value-type="string">
            <text:p>-77.2887439,39.1563382</text:p>
          </table:table-cell>
        </table:table-row>
        <table:table-row table:style-name="ro1">
          <table:table-cell office:value-type="string" calcext:value-type="string">
            <text:p>Katz, Sidney, District (3) Three – 9710 Traville Gateway Dr, Rockville, MD 20850</text:p>
          </table:table-cell>
          <table:table-cell office:value-type="string" calcext:value-type="string">
            <text:p>39.091885, -77.204284</text:p>
          </table:table-cell>
          <table:table-cell table:formula="of:=FIND(&quot;,&quot;;[.B9];1)" office:value-type="float" office:value="10" calcext:value-type="float">
            <text:p>10</text:p>
          </table:table-cell>
          <table:table-cell table:style-name="ce1" table:formula="of:=RIGHT([.B9];[.C9])&amp;&quot;,&quot;&amp;LEFT([.B9];[.C9]-1)" office:value-type="string" office:string-value="-77.204284,39.091885" calcext:value-type="string">
            <text:p>-77.204284,39.091885</text:p>
          </table:table-cell>
          <table:table-cell office:value-type="string" calcext:value-type="string">
            <text:p>-77.2064834,39.091644</text:p>
          </table:table-cell>
        </table:table-row>
        <table:table-row table:style-name="ro1">
          <table:table-cell office:value-type="string" calcext:value-type="string">
            <text:p>Navarro, Nancy, District (4) Four – 47 Shaw Ave, Silver Spring, MD 20904</text:p>
          </table:table-cell>
          <table:table-cell office:value-type="string" calcext:value-type="string">
            <text:p>39.067631, -77.008131</text:p>
          </table:table-cell>
          <table:table-cell table:formula="of:=FIND(&quot;,&quot;;[.B10];1)" office:value-type="float" office:value="10" calcext:value-type="float">
            <text:p>10</text:p>
          </table:table-cell>
          <table:table-cell table:style-name="ce1" table:formula="of:=RIGHT([.B10];[.C10])&amp;&quot;,&quot;&amp;LEFT([.B10];[.C10]-1)" office:value-type="string" office:string-value="-77.008131,39.067631" calcext:value-type="string">
            <text:p>-77.008131,39.067631</text:p>
          </table:table-cell>
          <table:table-cell office:value-type="string" calcext:value-type="string">
            <text:p>-77.0103307,39.067364</text:p>
          </table:table-cell>
        </table:table-row>
        <table:table-row table:style-name="ro1">
          <table:table-cell office:value-type="string" calcext:value-type="string">
            <text:p>Hucker, Tom, District (5) Five – 10 Stockton Rd, Silver Spring, MD 20901</text:p>
          </table:table-cell>
          <table:table-cell office:value-type="string" calcext:value-type="string">
            <text:p>39.009014, -77.008779</text:p>
          </table:table-cell>
          <table:table-cell table:formula="of:=FIND(&quot;,&quot;;[.B11];1)" office:value-type="float" office:value="10" calcext:value-type="float">
            <text:p>10</text:p>
          </table:table-cell>
          <table:table-cell table:style-name="ce1" table:formula="of:=RIGHT([.B11];[.C11])&amp;&quot;,&quot;&amp;LEFT([.B11];[.C11]-1)" office:value-type="string" office:string-value="-77.008779,39.009014" calcext:value-type="string">
            <text:p>-77.008779,39.009014</text:p>
          </table:table-cell>
          <table:table-cell office:value-type="string" calcext:value-type="string">
            <text:p>-77.0110215,39.0087636</text:p>
          </table:table-cell>
        </table:table-row>
        <table:table-row table:style-name="ro1" table:number-rows-repeated="3">
          <table:table-cell table:number-columns-repeated="3"/>
          <table:table-cell table:style-name="ce1"/>
          <table:table-cell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own-county-crescent-polygon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able-cell-properties loext:vertical-justify="auto"/>
      <style:paragraph-properties css3t:text-justify="auto"/>
      <style:text-properties style:font-name="DejaVu Sans" fo:font-family="'DejaVu Sans'" style:font-style-name="Regular" style:font-family-generic="swiss" style:font-pitch="variable" fo:font-size="11pt" style:font-size-complex="13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8:24:19.582533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0:10:56.580823810</meta:creation-date>
    <dc:title>MyDefaultCalcTemplate</dc:title>
    <meta:editing-duration>PT12H47M22S</meta:editing-duration>
    <meta:editing-cycles>16</meta:editing-cycles>
    <meta:generator>LibreOffice/6.2.4.2$Linux_X86_64 LibreOffice_project/2412653d852ce75f65fbfa83fb7e7b669a126d64</meta:generator>
    <dc:date>2019-11-03T21:09:19.745127367</dc:date>
    <meta:document-statistic meta:table-count="2" meta:cell-count="49" meta:object-count="0"/>
    <meta:template xlink:type="simple" xlink:actuate="onRequest" xlink:title="MyDefaultCalcTemplate" xlink:href="../../../Templates/MyDefaultCalcTemplate.ots" meta:date="2019-10-30T20:10:56.124862690"/>
  </office:meta>
</office:document-meta>
</file>